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n" style:country-asian="GB"/>
    </style:style>
    <style:style style:name="P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n" style:country-asian="GB"/>
    </style:style>
    <style:style style:name="P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n" style:country-asian="GB"/>
    </style:style>
    <style:style style:name="P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P5" style:parent-style-name="Normal" style:family="paragraph">
      <style:paragraph-properties fo:margin-top="0.0694in" fo:margin-bottom="0.0694in" fo:line-height="100%"/>
    </style:style>
    <style:style style:name="T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1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1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1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1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1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1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1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1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1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1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n" style:country-asian="GB"/>
    </style:style>
    <style:style style:name="TableColumn21" style:family="table-column">
      <style:table-column-properties style:column-width="1.1666in"/>
    </style:style>
    <style:style style:name="TableColumn22" style:family="table-column">
      <style:table-column-properties style:column-width="1.4993in"/>
    </style:style>
    <style:style style:name="TableColumn23" style:family="table-column">
      <style:table-column-properties style:column-width="1.4666in"/>
    </style:style>
    <style:style style:name="TableColumn24" style:family="table-column">
      <style:table-column-properties style:column-width="2.1284in"/>
    </style:style>
    <style:style style:name="Table20" style:family="table">
      <style:table-properties style:width="6.2611in" fo:margin-left="0in" table:align="left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fo:background-color="#53DDEB" style:writing-mode="lr-tb" style:vertical-align="middle" fo:padding-top="0.0104in" fo:padding-left="0.0104in" fo:padding-bottom="0.0104in" fo:padding-right="0.0104in"/>
    </style:style>
    <style:style style:name="P27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ableCell28" style:family="table-cell">
      <style:table-cell-properties fo:border-top="0.0069in solid #000000" fo:border-left="none" fo:border-bottom="0.0069in solid #000000" fo:border-right="0.0069in solid #000000" fo:background-color="#CC60C4" style:writing-mode="lr-tb" style:vertical-align="middle" fo:padding-top="0.0104in" fo:padding-left="0.0104in" fo:padding-bottom="0.0104in" fo:padding-right="0.0104in"/>
    </style:style>
    <style:style style:name="P29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ableCell30" style:family="table-cell">
      <style:table-cell-properties fo:border-top="0.0069in solid #000000" fo:border-left="none" fo:border-bottom="0.0069in solid #000000" fo:border-right="0.0069in solid #000000" fo:background-color="#92D050" style:writing-mode="lr-tb" style:vertical-align="middle" fo:padding-top="0.0104in" fo:padding-left="0.0104in" fo:padding-bottom="0.0104in" fo:padding-right="0.0104in"/>
    </style:style>
    <style:style style:name="P31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ableCell32" style:family="table-cell">
      <style:table-cell-properties fo:border-top="0.0069in solid #000000" fo:border-left="none" fo:border-bottom="0.0069in solid #000000" fo:border-right="0.0069in solid #000000" fo:background-color="#FFFF00" style:writing-mode="lr-tb" style:vertical-align="middle" fo:padding-top="0.0104in" fo:padding-left="0.0104in" fo:padding-bottom="0.0104in" fo:padding-right="0.0104in"/>
    </style:style>
    <style:style style:name="P33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ableRow34" style:family="table-row">
      <style:table-row-properties/>
    </style:style>
    <style:style style:name="TableCell35" style:family="table-cell">
      <style:table-cell-properties fo:border-top="none" fo:border-left="0.0069in solid #000000" fo:border-bottom="0.0069in solid #000000" fo:border-right="0.0069in solid #000000" fo:background-color="#53DDEB" style:writing-mode="lr-tb" style:vertical-align="middle" fo:padding-top="0.0104in" fo:padding-left="0.0104in" fo:padding-bottom="0.0104in" fo:padding-right="0.0104in"/>
    </style:style>
    <style:style style:name="P3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37" style:family="table-cell">
      <style:table-cell-properties fo:border-top="none" fo:border-left="none" fo:border-bottom="0.0069in solid #000000" fo:border-right="0.0069in solid #000000" fo:background-color="#CC60C4" style:writing-mode="lr-tb" style:vertical-align="middle" fo:padding-top="0.0104in" fo:padding-left="0.0104in" fo:padding-bottom="0.0104in" fo:padding-right="0.0104in"/>
    </style:style>
    <style:style style:name="P3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39" style:family="table-cell">
      <style:table-cell-properties fo:border-top="none" fo:border-left="none" fo:border-bottom="0.0069in solid #000000" fo:border-right="0.0069in solid #000000" fo:background-color="#92D050" style:writing-mode="lr-tb" style:vertical-align="middle" fo:padding-top="0.0104in" fo:padding-left="0.0104in" fo:padding-bottom="0.0104in" fo:padding-right="0.0104in"/>
    </style:style>
    <style:style style:name="P4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41" style:family="table-cell">
      <style:table-cell-properties fo:border-top="none" fo:border-left="none" fo:border-bottom="0.0069in solid #000000" fo:border-right="0.0069in solid #000000" fo:background-color="#FFFF00" style:writing-mode="lr-tb" style:vertical-align="middle" fo:padding-top="0.0104in" fo:padding-left="0.0104in" fo:padding-bottom="0.0104in" fo:padding-right="0.0104in"/>
    </style:style>
    <style:style style:name="P4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4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4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n" style:country-asian="GB"/>
    </style:style>
    <style:style style:name="P4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4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P4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48" style:parent-style-name="Normal" style:list-style-name="LFO1" style:family="paragraph">
      <style:paragraph-properties fo:margin-top="0.0694in" fo:margin-bottom="0.0694in" fo:line-height="100%"/>
    </style:style>
    <style:style style:name="T4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5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5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52" style:parent-style-name="Normal" style:list-style-name="LFO1" style:family="paragraph">
      <style:paragraph-properties fo:margin-top="0.0694in" fo:margin-bottom="0.0694in" fo:line-height="100%"/>
    </style:style>
    <style:style style:name="T5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5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5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5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5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5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59" style:parent-style-name="Normal" style:list-style-name="LFO1" style:family="paragraph">
      <style:paragraph-properties fo:margin-top="0.0694in" fo:margin-bottom="0.0694in" fo:line-height="100%"/>
    </style:style>
    <style:style style:name="T6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6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62" style:parent-style-name="Normal" style:family="paragraph">
      <style:paragraph-properties fo:margin-top="0.0694in" fo:margin-bottom="0.0694in" fo:line-height="100%"/>
    </style:style>
    <style:style style:name="T6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6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6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6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6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6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6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7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7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P7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73" style:parent-style-name="Normal" style:list-style-name="LFO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74" style:parent-style-name="Normal" style:list-style-name="LFO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75" style:parent-style-name="Normal" style:list-style-name="LFO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76" style:parent-style-name="Normal" style:list-style-name="LFO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77" style:parent-style-name="Normal" style:list-style-name="LFO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78" style:parent-style-name="Normal" style:list-style-name="LFO2" style:family="paragraph">
      <style:paragraph-properties fo:margin-top="0.0694in" fo:margin-bottom="0.0694in" fo:line-height="100%"/>
    </style:style>
    <style:style style:name="T7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8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8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8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8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84" style:parent-style-name="Normal" style:family="paragraph">
      <style:paragraph-properties fo:margin-top="0.0694in" fo:margin-bottom="0.0694in" fo:line-height="100%"/>
    </style:style>
    <style:style style:name="T8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8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8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8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8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90" style:parent-style-name="Normal" style:family="paragraph">
      <style:paragraph-properties fo:margin-top="0.0694in" fo:margin-bottom="0.0694in" fo:line-height="100%"/>
    </style:style>
    <style:style style:name="T9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9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9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94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 style:language-asian="en" style:country-asian="GB"/>
    </style:style>
    <style:style style:name="T95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 style:language-asian="en" style:country-asian="GB"/>
    </style:style>
    <style:style style:name="T9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97" style:parent-style-name="Normal" style:family="paragraph">
      <style:paragraph-properties fo:margin-top="0.0694in" fo:margin-bottom="0.0694in" fo:line-height="100%"/>
    </style:style>
    <style:style style:name="T9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9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10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10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10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10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10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105" style:parent-style-name="Normal" style:family="paragraph">
      <style:paragraph-properties fo:margin-top="0.0694in" fo:margin-bottom="0.0694in" fo:line-height="100%"/>
    </style:style>
    <style:style style:name="T10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10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10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10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n" style:country-asian="GB"/>
    </style:style>
    <style:style style:name="P110" style:parent-style-name="Normal" style:list-style-name="LFO3" style:family="paragraph">
      <style:paragraph-properties fo:margin-top="0.0694in" fo:margin-bottom="0.0694in" fo:line-height="100%"/>
    </style:style>
    <style:style style:name="T11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11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11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114" style:parent-style-name="Normal" style:list-style-name="LFO3" style:family="paragraph">
      <style:paragraph-properties fo:margin-top="0.0694in" fo:margin-bottom="0.0694in" fo:line-height="100%"/>
    </style:style>
    <style:style style:name="T11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11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11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11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11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n" style:country-asian="GB"/>
    </style:style>
    <style:style style:name="P120" style:parent-style-name="Normal" style:list-style-name="LFO4" style:family="paragraph">
      <style:paragraph-properties fo:margin-top="0.0694in" fo:margin-bottom="0.0694in" fo:line-height="100%"/>
    </style:style>
    <style:style style:name="T12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12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12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P124" style:parent-style-name="Normal" style:list-style-name="LFO4" style:family="paragraph">
      <style:paragraph-properties fo:margin-top="0.0694in" fo:margin-bottom="0.0694in" fo:line-height="100%"/>
    </style:style>
    <style:style style:name="T12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P126" style:parent-style-name="Normal" style:family="paragraph">
      <style:paragraph-properties fo:margin-top="0.0694in" fo:margin-bottom="0.0694in" fo:line-height="100%"/>
    </style:style>
    <style:style style:name="T127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 style:language-asian="en" style:country-asian="GB"/>
    </style:style>
    <style:style style:name="P12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n" style:country-asian="GB"/>
    </style:style>
    <style:style style:name="P129" style:parent-style-name="Normal" style:list-style-name="LFO5" style:family="paragraph">
      <style:paragraph-properties fo:margin-top="0.0694in" fo:margin-bottom="0.0694in" fo:line-height="100%"/>
    </style:style>
    <style:style style:name="T130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 style:language-asian="en" style:country-asian="GB"/>
    </style:style>
    <style:style style:name="T13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132" style:parent-style-name="Normal" style:family="paragraph">
      <style:paragraph-properties fo:margin-top="0.0694in" fo:margin-bottom="0.0694in" fo:line-height="100%"/>
    </style:style>
    <style:style style:name="T13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13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13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13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13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13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13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14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</office:automatic-styles>
  <office:body>
    <office:text text:use-soft-page-breaks="true">
      <text:p text:style-name="P1">Abacus Early Learning</text:p>
      <text:p text:style-name="P2">Record Keeping Policy<text:s/></text:p>
      <text:p text:style-name="P3">Children’s Records</text:p>
      <text:p text:style-name="P4">Policy Statement</text:p>
      <text:p text:style-name="P5"><text:span text:style-name="T6">At Abacus Early Learning, we maintain thorough and accurate record-keeping systems that meet all<text:s/></text:span><text:span text:style-name="T7">legal and statutory requirements</text:span><text:span text:style-name="T8">. All records are managed, stored, and shared in accordance with the<text:s/></text:span><text:span text:style-name="T9">Data Protection Act</text:span><text:span text:style-name="T10">, the<text:s/></text:span><text:span text:style-name="T11">Human Rights Act</text:span><text:span text:style-name="T12">, and our<text:s/></text:span><text:span text:style-name="T13">Confidentiality</text:span><text:span text:style-name="T14"><text:s/>and<text:s/></text:span><text:span text:style-name="T15">Information Sharing</text:span><text:span text:style-name="T16"><text:s/>policies.</text:span></text:p>
      <text:p text:style-name="P17">We are committed to protecting the privacy and rights of every child and family while ensuring that information is used appropriately to support children’s learning, safety, and wellbeing.</text:p>
      <text:p text:style-name="P18"/>
      <text:p text:style-name="P19">EYFS Key Themes and Commitments</text:p>
      <table:table table:style-name="Table20">
        <table:table-columns>
          <table:table-column table:style-name="TableColumn21"/>
          <table:table-column table:style-name="TableColumn22"/>
          <table:table-column table:style-name="TableColumn23"/>
          <table:table-column table:style-name="TableColumn24"/>
        </table:table-columns>
        <table:table-header-rows>
          <table:table-row table:style-name="TableRow25">
            <table:table-cell table:style-name="TableCell26">
              <text:p text:style-name="P27">A Unique Child</text:p>
            </table:table-cell>
            <table:table-cell table:style-name="TableCell28">
              <text:p text:style-name="P29">Positive Relationships</text:p>
            </table:table-cell>
            <table:table-cell table:style-name="TableCell30">
              <text:p text:style-name="P31">Enabling Environments</text:p>
            </table:table-cell>
            <table:table-cell table:style-name="TableCell32">
              <text:p text:style-name="P33">Learning and Development</text:p>
            </table:table-cell>
          </table:table-row>
        </table:table-header-rows>
        <table:table-row table:style-name="TableRow34">
          <table:table-cell table:style-name="TableCell35">
            <text:p text:style-name="P36">1.2 Inclusive Practice</text:p>
          </table:table-cell>
          <table:table-cell table:style-name="TableCell37">
            <text:p text:style-name="P38">2.1 Respecting Each Other</text:p>
          </table:table-cell>
          <table:table-cell table:style-name="TableCell39">
            <text:p text:style-name="P40"/>
          </table:table-cell>
          <table:table-cell table:style-name="TableCell41">
            <text:p text:style-name="P42">3.1 Observation, Assessment and Planning</text:p>
          </table:table-cell>
        </table:table-row>
      </table:table>
      <text:p text:style-name="P43"/>
      <text:p text:style-name="P44">Procedures</text:p>
      <text:p text:style-name="P45">We maintain two main types of records for every child attending our setting:</text:p>
      <text:p text:style-name="P46">1. Developmental Records</text:p>
      <text:p text:style-name="P47">Developmental records document each child’s progress, learning, and experiences within the setting. These may include:</text:p>
      <text:list text:style-name="LFO1" text:continue-numbering="true">
        <text:list-item>
          <text:p text:style-name="P48"><text:span text:style-name="T49">Written<text:s/></text:span><text:span text:style-name="T50">observations</text:span><text:span text:style-name="T51"><text:s/>and assessments of children’s learning and development.</text:span></text:p>
        </text:list-item>
        <text:list-item>
          <text:p text:style-name="P52"><text:span text:style-name="T53">Photographs</text:span><text:span text:style-name="T54">,<text:s/></text:span><text:span text:style-name="T55">video clips</text:span><text:span text:style-name="T56">, and<text:s/></text:span><text:span text:style-name="T57">samples of work</text:span><text:span text:style-name="T58">.</text:span></text:p>
        </text:list-item>
        <text:list-item>
          <text:p text:style-name="P59"><text:span text:style-name="T60">Summary reports</text:span><text:span text:style-name="T61"><text:s/>outlining children’s progress over time.</text:span></text:p>
        </text:list-item>
      </text:list>
      <text:p text:style-name="P62"><text:span text:style-name="T63">These records are usually kept in the playroom and can be accessed and contributed to by<text:s/></text:span><text:span text:style-name="T64">staff</text:span><text:span text:style-name="T65">, the<text:s/></text:span><text:span text:style-name="T66">child</text:span><text:span text:style-name="T67">, and the<text:s/></text:span><text:span text:style-name="T68">child’s parents</text:span><text:span text:style-name="T69">. They form part of our shared approach to supporting children’s learning and development.</text:span></text:p>
      <text:p text:style-name="P70"/>
      <text:p text:style-name="P71">2. Personal Records</text:p>
      <text:soft-page-break/>
      <text:p text:style-name="P72">Personal records contain confidential information relevant to the child’s care and family circumstances. These may include:</text:p>
      <text:list text:style-name="LFO2" text:continue-numbering="true">
        <text:list-item>
          <text:p text:style-name="P73">Registration and admission forms.</text:p>
        </text:list-item>
        <text:list-item>
          <text:p text:style-name="P74">Signed consent forms.</text:p>
        </text:list-item>
        <text:list-item>
          <text:p text:style-name="P75">Correspondence regarding the child or family.</text:p>
        </text:list-item>
        <text:list-item>
          <text:p text:style-name="P76">Reports or meeting minutes from other agencies involved with the child.</text:p>
        </text:list-item>
        <text:list-item>
          <text:p text:style-name="P77">Records of contact with parents and relevant notes from staff.</text:p>
        </text:list-item>
        <text:list-item>
          <text:p text:style-name="P78"><text:span text:style-name="T79">Observations and information related to sensitive matters, such as<text:s/></text:span><text:span text:style-name="T80">developmental concerns</text:span><text:span text:style-name="T81"><text:s/>or<text:s/></text:span><text:span text:style-name="T82">child protection</text:span><text:span text:style-name="T83"><text:s/>issues.</text:span></text:p>
        </text:list-item>
      </text:list>
      <text:p text:style-name="P84"><text:span text:style-name="T85">All personal records are<text:s/></text:span><text:span text:style-name="T86">stored securely</text:span><text:span text:style-name="T87"><text:s/>in a locked cabinet or file, kept by the<text:s/></text:span><text:span text:style-name="T88">Manager or designated safeguarding lead</text:span><text:span text:style-name="T89"><text:s/>in a private and secure location.</text:span></text:p>
      <text:p text:style-name="P90"><text:span text:style-name="T91">Parents and carers have the right to<text:s/></text:span><text:span text:style-name="T92">access their own child’s records</text:span><text:span text:style-name="T93"><text:s/>in line with our<text:s/></text:span><text:span text:style-name="T94">confidentiality and parental access information</text:span><text:span text:style-name="T95"><text:s/>Policy</text:span><text:span text:style-name="T96">. However, they will not be permitted to view information relating to any other child.</text:span></text:p>
      <text:p text:style-name="P97"><text:span text:style-name="T98">Staff members must treat all information shared by parents as<text:s/></text:span><text:span text:style-name="T99">strictly confidential</text:span><text:span text:style-name="T100"><text:s/>and should only discuss it with colleagues when it is relevant to meeting the child’s individual needs. Staff induction includes clear guidance on<text:s/></text:span><text:span text:style-name="T101">confidentiality</text:span><text:span text:style-name="T102"><text:s/>and the responsibilities of the<text:s/></text:span><text:span text:style-name="T103">key person</text:span><text:span text:style-name="T104">.</text:span></text:p>
      <text:p text:style-name="P105"><text:span text:style-name="T106">Children’s personal and developmental records are<text:s/></text:span><text:span text:style-name="T107">retained for three years</text:span><text:span text:style-name="T108"><text:s/>after they leave Abacus Early Learning, after which they are disposed of securely in line with data protection requirements.</text:span></text:p>
      <text:p text:style-name="P109">Other Records</text:p>
      <text:list text:style-name="LFO3" text:continue-numbering="true">
        <text:list-item>
          <text:p text:style-name="P110"><text:span text:style-name="T111">Information relating to the<text:s/></text:span><text:span text:style-name="T112">employment of staff</text:span><text:span text:style-name="T113"><text:s/>(paid or voluntary) remains confidential and accessible only to those directly involved in personnel management or decision-making.</text:span></text:p>
        </text:list-item>
        <text:list-item>
          <text:p text:style-name="P114"><text:span text:style-name="T115">Students</text:span><text:span text:style-name="T116"><text:s/>undertaking training or qualifications who observe children in the setting are made aware of, and required to follow, our<text:s/></text:span><text:span text:style-name="T117">Confidentiality Policy</text:span><text:span text:style-name="T118">.</text:span></text:p>
        </text:list-item>
      </text:list>
      <text:p text:style-name="P119">Legal Framework</text:p>
      <text:list text:style-name="LFO4" text:continue-numbering="true">
        <text:list-item>
          <text:p text:style-name="P120"><text:span text:style-name="T121">Data Protection Act (2018)</text:span><text:span text:style-name="T122"><text:s/>and the<text:s/></text:span><text:span text:style-name="T123">UK General Data Protection Regulation (GDPR)</text:span></text:p>
        </text:list-item>
        <text:list-item>
          <text:p text:style-name="P124"><text:span text:style-name="T125">Human Rights Act (1998)</text:span></text:p>
        </text:list-item>
      </text:list>
      <text:p text:style-name="P126"><text:span text:style-name="T127">(Note: Updated reference from the Data Protection Act 1998 to the current 2018 Act and GDPR.)</text:span></text:p>
      <text:p text:style-name="P128">Further Guidance</text:p>
      <text:list text:style-name="LFO5" text:continue-numbering="true">
        <text:list-item>
          <text:p text:style-name="P129"><text:span text:style-name="T130">Information Sharing: Practitioners’ Guide</text:span><text:span text:style-name="T131"><text:s/>(DfES, 2006)</text:span></text:p>
        </text:list-item>
      </text:list>
      <text:soft-page-break/>
      <text:p text:style-name="P132"><text:span text:style-name="T133">This policy<text:s/></text:span><text:span text:style-name="T134">written:</text:span><text:span text:style-name="T135"><text:s/></text:span><text:span text:style-name="T136"><text:line-break/></text:span><text:span text:style-name="T137"><text:line-break/></text:span><text:span text:style-name="T138">Date to be reviewed:</text:span><text:span text:style-name="T139"><text:s/>___________________________</text:span></text:p>
      <text:p text:style-name="P140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crosoft account</meta:initial-creator>
    <dc:creator>Microsoft account</dc:creator>
    <meta:creation-date>2025-11-06T12:59:00Z</meta:creation-date>
    <dc:date>2025-11-06T13:17:00Z</dc:date>
    <meta:template xlink:href="Normal" xlink:type="simple"/>
    <meta:editing-cycles>1</meta:editing-cycles>
    <meta:editing-duration>PT1080S</meta:editing-duration>
    <meta:document-statistic meta:page-count="3" meta:paragraph-count="6" meta:word-count="522" meta:character-count="3493" meta:row-count="24" meta:non-whitespace-character-count="2977"/>
  </office:meta>
</office:document-meta>
</file>